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47DC3808F93185DF2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LiberationMono-Bold" svg:font-family="LiberationMono-Bold" style:font-family-generic="roman" style:font-pitch="variable"/>
    <style:font-face style:name="LiberationSans" svg:font-family="LiberationSan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Encabezado">
      <style:paragraph-properties fo:line-height="115%" fo:text-align="end" style:justify-single-word="false"/>
    </style:style>
    <style:style style:name="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 style:master-page-name="MP0">
      <style:paragraph-properties fo:margin-top="0cm" fo:margin-bottom="0.3cm" loext:contextual-spacing="false" fo:line-height="150%" style:page-number="auto" fo:break-before="page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0de00d" officeooo:paragraph-rsid="000de00d"/>
    </style:style>
    <style:style style:name="P7" style:family="paragraph" style:parent-style-name="Standard" style:list-style-name="L2">
      <style:paragraph-properties fo:margin-top="0cm" fo:margin-bottom="0.3cm" loext:contextual-spacing="false" fo:line-height="150%"/>
      <style:text-properties officeooo:rsid="000de00d" officeooo:paragraph-rsid="000de00d"/>
    </style:style>
    <style:style style:name="P8" style:family="paragraph" style:parent-style-name="Standard" style:list-style-name="L2">
      <style:paragraph-properties fo:margin-top="0cm" fo:margin-bottom="0.3cm" loext:contextual-spacing="false" fo:line-height="150%"/>
      <style:text-properties fo:font-style="normal" officeooo:rsid="000de00d" officeooo:paragraph-rsid="000de00d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e00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fb9e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Ejercicio 3 – PHP</text:p>
      <text:p text:style-name="P6">phpinfo.php: añade únicamente el siguiente fragmento y accede a él:</text:p>
      <text:p text:style-name="P6">&lt;?php phpinfo() ?&gt;</text:p>
      <text:p text:style-name="P6">Anota los valores de:</text:p>
      <text:list xml:id="list2542308751" text:style-name="L2">
        <text:list-item>
          <text:p text:style-name="P7">Versión de PHP: 7.4.8</text:p>
        </text:list-item>
        <text:list-item>
          <text:p text:style-name="P7">Loaded Configuration File: <text:span text:style-name="T4">opt/lampp/etc/php.ini</text:span></text:p>
        </text:list-item>
        <text:list-item>
          <text:p text:style-name="P8">memory_limit: 512<text:span text:style-name="T5">M</text:span></text:p>
        </text:list-item>
        <text:list-item>
          <text:p text:style-name="P8">DOCUMENT_ROOT: /opt/lampp/htdocs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LiberationMono-Bold" svg:font-family="LiberationMono-Bold" style:font-family-generic="roman" style:font-pitch="variable"/>
    <style:font-face style:name="LiberationSans" svg:font-family="LiberationSan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Encabezado" style:family="paragraph" style:parent-style-name="Header_20_and_20_Footer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Encabezado">
      <style:paragraph-properties fo:line-height="115%" fo:text-align="end" style:justify-single-word="false"/>
    </style:style>
    <style:style style:name="M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de00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orma2_0" text:anchor-type="paragraph" svg:x="-0.044cm" svg:y="-0.439cm" svg:width="2.972cm" style:rel-width="scale" svg:height="1.005cm" style:rel-height="scale" draw:z-index="0"><draw:image xlink:href="Pictures/10000000000000D200000047DC3808F93185DF28.png" xlink:type="simple" xlink:show="embed" xlink:actuate="onLoad" loext:mime-type="image/png"/></draw:frame><text:span text:style-name="Fuente_20_de_20_párrafo_20_predeter."><text:span text:style-name="MT1">Desarrollo Web en Entorno Servidor</text:span></text:span></text:p>
        <text:p text:style-name="MP2">Unidad 01 – Arquitecturas Web</text:p>
        <text:p text:style-name="MP3">Nombre: Alexis Coves Berna<text:tab/><text:tab/>Fecha: <text:span text:style-name="MT2">20</text:span>/<text:span text:style-name="MT2">09</text:span>/<text:span text:style-name="MT2">20</text:span></text:p>
      </style:header>
      <style:footer>
        <text:p text:style-name="MP4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20-09-09T21:30:00Z</meta:creation-date>
    <dc:date>2020-09-21T10:50:48.127000000</dc:date>
    <meta:editing-cycles>10</meta:editing-cycles>
    <meta:editing-duration>PT16M8S</meta:editing-duration>
    <meta:document-statistic meta:table-count="0" meta:image-count="1" meta:object-count="0" meta:page-count="1" meta:paragraph-count="12" meta:word-count="54" meta:character-count="357" meta:non-whitespace-character-count="316"/>
    <meta:template xlink:type="simple" xlink:actuate="onRequest" xlink:title="" xlink:href="../../PlantillaEjerciciosDWES.odt/Normal.dotm"/>
  </office:meta>
</office:document-meta>
</file>